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BEE00002D95E34031BA.svm"/>
  <manifest:file-entry manifest:media-type="" manifest:full-path="Pictures/20000007000042C500002E9EF7885CE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language="ru" fo:country="RU"/>
    </style:style>
    <style:style style:name="P9" style:family="paragraph" style:parent-style-name="Standard">
      <style:paragraph-properties fo:text-align="justify" style:justify-single-word="false"/>
      <style:text-properties fo:language="ru" fo:country="RU" style:text-underline-style="none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/>
    </style:style>
    <style:style style:name="P12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2pt"/>
    </style:style>
    <style:style style:name="T11" style:family="text">
      <style:text-properties style:font-name="Times New Roman1" fo:language="en" fo:country="US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T18" style:family="text">
      <style:text-properties fo:color="#3f7f5f" style:font-name="Courier New" fo:font-size="10pt" fo:language="ru" fo:country="RU" style:font-name-asian="Courier New" style:font-size-asian="10pt" style:font-name-complex="Courier New" style:font-size-complex="10pt"/>
    </style:style>
    <style:style style:name="T19" style:family="text">
      <style:text-properties fo:color="#3f7f5f" style:font-name="Courier New" fo:font-size="10pt" fo:language="en" fo:country="US" style:font-name-asian="Courier New" style:font-size-asian="10pt" style:font-name-complex="Courier New" style:font-size-complex="10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 тестированию<text:span text:style-name="T1"> </text:span>платы <text:span text:style-name="T1">TE-STM32F103.</text:span></text:p>
      <text:p text:style-name="P1"><text:span text:style-name="T1"/></text:p>
      <text:p text:style-name="P4">Содержание</text:p>
      <text:p text:style-name="P6">Назначение</text:p>
      <text:p text:style-name="P10">Требования</text:p>
      <text:p text:style-name="P6">Тестовый стенд</text:p>
      <text:p text:style-name="P6">Методика тестирования</text:p>
      <text:p text:style-name="P6"><text:span text:style-name="T10">Описание программы проверки интерфейсных модулей</text:span> </text:p>
      <text:p text:style-name="P5"/>
      <text:p text:style-name="P4"/>
      <text:p text:style-name="P4">Назначение</text:p>
      <text:p text:style-name="P4"/>
      <text:p text:style-name="P5"><text:tab/><text:span text:style-name="T8">Процедура тестирования предназначена для проверки работоспособности изготовленных плат </text:span><text:span text:style-name="T3">TE-STM32F103 </text:span><text:span text:style-name="T8">на уровне внешних интерфейсов АЦП, <text:s/></text:span><text:span text:style-name="T3">SD </text:span><text:span text:style-name="T8">накопителей, модуля </text:span><text:span text:style-name="T3">CAN, </text:span><text:span text:style-name="T8">модуля </text:span><text:span text:style-name="T3">USB.</text:span></text:p>
      <text:p text:style-name="P5"><text:span text:style-name="T3"><text:tab/>И</text:span><text:span text:style-name="T8">тогом тестирования является заключение о работоспособности интерфейсов платы, для интерфейса модуля </text:span><text:span text:style-name="T3">SDIO </text:span><text:span text:style-name="T8">осуществляется определенный уровень диагностики.</text:span></text:p>
      <text:p text:style-name="P5"><text:span text:style-name="T8"><text:tab/>Критерий тестирования — удачное</text:span><text:span text:style-name="T3">/</text:span><text:span text:style-name="T8">неудачное прохождение тестовой программы.</text:span></text:p>
      <text:p text:style-name="P5"><text:span text:style-name="T8"/></text:p>
      <text:p text:style-name="P4"/>
      <text:p text:style-name="P4">Требования.</text:p>
      <text:p text:style-name="P7">Для тестирования необходимо:</text:p>
      <text:p text:style-name="P7"><text:tab/>персональный компьютер с установленным любым средство программирования микроконтроллеров <text:span text:style-name="T1">stm32</text:span></text:p>
      <text:p text:style-name="P7"><text:tab/>тестируемая плата <text:span text:style-name="T1">TE-STM32F103 </text:span></text:p>
      <text:p text:style-name="P7"><text:span text:style-name="T1"><text:tab/></text:span>стендовая плата <text:span text:style-name="T1">TE-STM32F103</text:span>, заведомо исправная, реализующая <text:span text:style-name="T1">CAN </text:span>сервер.</text:p>
      <text:p text:style-name="P7"><text:tab/>тестовую колодку, выполняющую роль резистивного делителя напряжения питания</text:p>
      <text:p text:style-name="P7"><text:tab/>шлейф для соединения плат по шине <text:span text:style-name="T1">CAN</text:span></text:p>
      <text:p text:style-name="P7"><text:span text:style-name="T1"><text:tab/>microSD </text:span>накопитель с отформатированной файловой системой <text:span text:style-name="T1">FAT32</text:span></text:p>
      <text:p text:style-name="P7"><text:s/></text:p>
      <text:p text:style-name="P7"><text:tab/>В расширенном варианте, обеспечивающем тестирование <text:span text:style-name="T1">USB </text:span>и определенный уровень диагностики, необходим <text:span text:style-name="T1">USB </text:span>кабель для подключения платы к <text:span text:style-name="T1">PC.</text:span></text:p>
      <text:p text:style-name="P7"><text:span text:style-name="T1"/></text:p>
      <text:p text:style-name="P4">Тестовый стенд</text:p>
      <text:p text:style-name="P8"/>
      <text:p text:style-name="P7"><text:tab/>Тестовый стенд представлен на рисунке. Тестовая колодка представляет собой резистивный делитель напряжения питания подключенный к разъему <text:span text:style-name="T1">JP3, </text:span>вывод делителя подает тестовое напряжение на вход АЦП через разъем <text:span text:style-name="T1">P1</text:span> . Платы соединены трех проводным кабелем через разъемы <text:span text:style-name="T1">X2. </text:span>На платы подано напряжение питания. В слот <text:span text:style-name="T1">SD </text:span>установлен накопитель <text:span text:style-name="T1">microSD </text:span>с отформатированной файловой <text:span text:style-name="T1">сиcтемой</text:span> <text:span text:style-name="T1">FAT32.</text:span></text:p>
      <text:p text:style-name="P7"><text:tab/></text:p>
      <text:p text:style-name="P7"><draw:frame draw:style-name="fr1" draw:name="Графический объект1" text:anchor-type="paragraph" svg:width="16.999cm" svg:height="11.867cm" draw:z-index="0"><draw:image xlink:href="Pictures/20000007000042C500002E9EF7885CE2.svm" xlink:type="simple" xlink:show="embed" xlink:actuate="onLoad"/>
    </draw:frame><text:soft-page-break/></text:p>
      <text:p text:style-name="P8"/>
      <text:p text:style-name="P4">Методика тестирования</text:p>
      <text:p text:style-name="P7"/>
      <text:p text:style-name="P7"><text:tab/>Перед сборкой стенда необходимо запрограммировать платы стенда. Программа тестирования едина для обоих плат. В комплекте на диске присутствует файл собранной прошивки </text:p>
      <text:p text:style-name="P7"><text:span text:style-name="T1"><text:tab/>/TE-STM32F103RETSmall_Tester/out/image.hex</text:span> <text:s/><text:span text:style-name="T1">- </text:span>прошивка в шестнадцатеричном формате <text:span text:style-name="T1">INTEL, </text:span>который можно запрограммировать любым программатором, поддерживающим программирование<text:span text:style-name="T1"> </text:span><text:s/><text:span text:style-name="T1">stm32f103.</text:span></text:p>
      <text:p text:style-name="P7"><text:span text:style-name="T1"><text:tab/>/TE-STM32F103RETSmall_Tester/out/image.bin – </text:span>бинарный <text:span text:style-name="T1">ELF </text:span>образ прошивки, пригодный для программирования с помощью <text:span text:style-name="T1">OpenOCD/ARM USB OCD.</text:span></text:p>
      <text:p text:style-name="P7"><text:span text:style-name="T1"><text:tab/></text:span>В случае необходимости изменить или пересобрать проект, <text:s/>Вы можете воспользоваться <text:span text:style-name="T1"><text:s/></text:span>прилагаемым документом «<text:span text:style-name="T16">Руководство по установке, настройке и использованию </text:span><text:span text:style-name="T15">GNU <text:s/>Tools/Eclipse IDE </text:span><text:span text:style-name="T16">в среде </text:span><text:span text:style-name="T15">Windows </text:span><text:span text:style-name="T16">для разработки программного обеспечения микроконтроллеров </text:span><text:span text:style-name="T15">ARM</text:span><text:span text:style-name="T16">»</text:span><text:span text:style-name="T15">, </text:span><text:span text:style-name="T16">в котором детально описана как это сделать прилагаемыми к проекту средствами разработки.</text:span></text:p>
      <text:p text:style-name="P7"><text:tab/>После подачи напряжения питания или системного сброса плата <text:span text:style-name="T1">CAN-</text:span>сервер выполняет следующие действия:</text:p>
      <text:p text:style-name="P7"><text:tab/>выполняется алгоритм тестирования <text:span text:style-name="T1">SD </text:span>модуля, в данном случае обнаруживается, отсутствие накопителя в сокете, <text:s/>принимается решение функционировать в режиме <text:span text:style-name="T1">CAN-с</text:span>ервера</text:p>
      <text:p text:style-name="P7"><text:tab/>для индикации активного состояния выполняет моргание светодиодом <text:s/><text:span text:style-name="T1">D</text:span>10</text:p>
      <text:p text:style-name="P7"><text:tab/>выполняет прослушивание <text:span text:style-name="T1">CAN </text:span>шины</text:p>
      <text:p text:style-name="P7"><text:tab/>в случае <text:s/>успешного приема пакета данных, выполняет отправку источнику копии принятого пакета - <text:span text:style-name="T1"><text:s/></text:span>и выполняет моргание светодиодом, инфицируя активность на <text:span text:style-name="T1">CAN </text:span>шине <text:span text:style-name="T1">D11</text:span>.</text:p>
      <text:p text:style-name="P7"/>
      <text:p text:style-name="P7"><text:soft-page-break/><text:tab/>После подачи напряжения питания или системного сброса тестируемая плата выполняет следующие действия последовательно:</text:p>
      <text:p text:style-name="P7"><text:tab/>выполняется алгоритм тестирования <text:span text:style-name="T1">SD </text:span>модуля, в данном случае обнаруживается, наличие накопителя в сокете, <text:s/>принимается решение функционировать в режиме тестирования<text:span text:style-name="T1">. </text:span>Как результат теста устанавливается флаг прохождения теста и диагностические данные<text:span text:style-name="T1">.</text:span></text:p>
      <text:p text:style-name="P7"><text:tab/> выполняется тестирование <text:span text:style-name="T1">CAN. </text:span>Отсылается широковещательный пакет в шину <text:span text:style-name="T1">CAN <text:s/></text:span>и выполняется ожидание. В сл<text:span text:style-name="T1">у</text:span>чае удачного приема «эхо-пакета» принимается решение о работоспособности <text:span text:style-name="T1">CAN </text:span>интерфейса. Устанавливается флаг прохождения теста</text:p>
      <text:p text:style-name="P13"><text:span text:style-name="T5"><text:tab/>выполняется тестирование модуля АЦП. Производится многократное измерение тестового напряжение </text:span><text:span text:style-name="T1">c </text:span><text:span text:style-name="T5">делителя на выводе</text:span><text:span text:style-name="T1"> PC.04, <text:s/>усреднение</text:span><text:span text:style-name="T5"> результата и сравнение модуля разности результата и константы с заданным порогом. Если порог не превыше, принимается решение о удачном прохождении теста</text:span><text:span text:style-name="T1">. У</text:span><text:span text:style-name="T5">станавливается флаг прохождения теста и величина измеренного напряжения</text:span></text:p>
      <text:p text:style-name="P13"><text:span text:style-name="T1"><text:tab/></text:span><text:span text:style-name="T5">микроконтроллер активирует </text:span><text:span text:style-name="T1">USB </text:span><text:span text:style-name="T5">интерфейс и прослушивает шину </text:span><text:span text:style-name="T1">USB</text:span></text:p>
      <text:p text:style-name="P13"><text:span text:style-name="T1"><text:tab/></text:span><text:span text:style-name="T5">согласно значениям флагов выполняется индикация светодиодами - отображение результатов прохождения тестов. </text:span></text:p>
      <text:p text:style-name="P13"><text:span text:style-name="T5"><text:tab/>по получению </text:span><text:span text:style-name="T1">USB </text:span><text:span text:style-name="T5">запросов выполняет их обработку</text:span></text:p>
      <text:p text:style-name="P13"><text:span text:style-name="T5"/></text:p>
      <text:p text:style-name="P13"><text:span text:style-name="T5"><text:tab/>Состояние светодиодов после прохождения тестов соответствует таблице:</text:span></text:p>
      <text:p text:style-name="P11"/>
      <text:p text:style-name="P7">0 — светодиод погашен</text:p>
      <text:p text:style-name="P7">1 — светодиод зажжен</text:p>
      <text:p text:style-name="P7"><text:span text:style-name="T1">x</text:span> — светодиод моргает (период <text:span text:style-name="T1">~</text:span>400мс)</text:p>
      <text:p text:style-name="P11"/>
      <text:p text:style-name="P11"><text:span text:style-name="T6">состояние устройства </text:span><text:span text:style-name="T5"><text:s text:c="5"/></text:span><text:span text:style-name="T23">D12 <text:s text:c="3"/>D11 <text:s text:c="3"/>D10</text:span></text:p>
      <text:p text:style-name="P12">CAN <text:span text:style-name="T5">сервер</text:span></text:p>
      <text:p text:style-name="P13"><text:span text:style-name="T5"><text:s/>прослушивание шины<text:tab/>0 <text:s text:c="7"/>0 <text:s text:c="8"/></text:span><text:span text:style-name="T1">x</text:span></text:p>
      <text:p text:style-name="P13"><text:span text:style-name="T1"><text:s/></text:span><text:span text:style-name="T5">был принят пакет<text:tab/><text:tab/>0 <text:s text:c="7"/></text:span><text:span text:style-name="T1">x <text:s text:c="8"/>x</text:span></text:p>
      <text:p text:style-name="P13"><text:span text:style-name="T4"/></text:p>
      <text:p text:style-name="P13">тестируемая плата</text:p>
      <text:p text:style-name="P13"><text:span text:style-name="T1"><text:s/></text:span><text:span text:style-name="T5">ни один тест не пройден <text:tab/>0 <text:s text:c="7"/>0 <text:s text:c="8"/></text:span><text:span text:style-name="T1">x</text:span><text:span text:style-name="T5"> <text:s text:c="11"/></text:span></text:p>
      <text:p text:style-name="P13"><text:span text:style-name="T5"><text:s text:c="15"/></text:span><text:span text:style-name="T1">SD</text:span><text:span text:style-name="T5"><text:tab/><text:tab/><text:tab/></text:span><text:span text:style-name="T1">0 <text:s text:c="7"/>1 <text:s text:c="8"/>x</text:span></text:p>
      <text:p text:style-name="P9"><text:span text:style-name="T1"><text:s text:c="14"/>ADC<text:tab/><text:tab/><text:tab/>1 <text:s text:c="7"/>0 <text:s text:c="8"/>x</text:span></text:p>
      <text:p text:style-name="P9"><text:span text:style-name="T1"><text:s text:c="11"/>SD+ADC<text:tab/><text:tab/>1 <text:s text:c="7"/>1 <text:s text:c="8"/>x</text:span></text:p>
      <text:p text:style-name="P9"><text:span text:style-name="T1"><text:s text:c="13"/>CAN<text:tab/><text:tab/><text:tab/>0 <text:s text:c="7"/>x <text:s text:c="8"/>x</text:span></text:p>
      <text:p text:style-name="P9"><text:span text:style-name="T1"><text:s text:c="10"/>CAN+SD<text:tab/><text:tab/>1 <text:s text:c="7"/>x <text:s text:c="8"/>x</text:span></text:p>
      <text:p text:style-name="P9"><text:span text:style-name="T1"><text:s text:c="10"/>CAN+ADC<text:tab/><text:tab/>x <text:s text:c="7"/>0 <text:s text:c="8"/>x</text:span></text:p>
      <text:p text:style-name="P9"><text:span text:style-name="T1"><text:s text:c="6"/>CAN+SD+ADC<text:tab/><text:tab/>x <text:s text:c="7"/>x <text:s text:c="8"/>x</text:span></text:p>
      <text:p text:style-name="P13"><text:span text:style-name="T1"><text:tab/> <text:s/></text:span><text:span text:style-name="T5"><text:s/></text:span></text:p>
      <text:p text:style-name="P7">Прилагаемая консольная утилита \TE-STM32F103RETSmall_Tester\<text:span text:style-name="T1">pc\mach_tester.exe <text:s/></text:span>позволяет считать результаты тестирования с тестируемой платы.<text:span text:style-name="T1"> </text:span><text:s text:c="2"/></text:p>
      <text:p text:style-name="P7"><text:tab/> </text:p>
      <text:p text:style-name="P14"><draw:frame draw:style-name="fr2" draw:name="Графический объект2" text:anchor-type="paragraph" svg:x="2.478cm" svg:y="0.116cm" svg:width="11.247cm" svg:height="11.668cm" draw:z-index="1"><draw:image xlink:href="Pictures/2000000700002BEE00002D95E34031BA.svm" xlink:type="simple" xlink:show="embed" xlink:actuate="onLoad"/>
    </draw:frame><text:soft-page-break/></text:p>
      <text:p text:style-name="P14"><text:tab/>Утилита не требует введения параметров командной строки и выполняет чтение и индикацию <text:s/>строковых дескрипторов <text:span text:style-name="T1">USB </text:span>устройства, версии библиотек, использованных при сборке проекта, диагностику тестирования <text:span text:style-name="T1">SD </text:span>модуля, результат тестирования АЦП и измеренное напряжение, результат теста <text:span text:style-name="T1">CAN.</text:span></text:p>
      <text:p text:style-name="P14"><text:span text:style-name="T1"/></text:p>
      <text:p text:style-name="P15"><text:span text:style-name="T11">Описание программы проверки интерфейсных модулей</text:span></text:p>
      <text:p text:style-name="P15"><text:span text:style-name="T11"/></text:p>
      <text:p text:style-name="P16"><text:span text:style-name="T9">Программное обеспечение состоит из</text:span></text:p>
      <text:p text:style-name="P16"><text:span text:style-name="T9"><text:tab/>исходных кодов для тестового firmware — програмное обеспечение микроконтроллера</text:span></text:p>
      <text:p text:style-name="P16"><text:span text:style-name="T9"><text:tab/>исходного кода библиотеки </text:span><text:span text:style-name="T11">libusb</text:span></text:p>
      <text:p text:style-name="P16"><text:span text:style-name="T11"><text:tab/></text:span><text:span text:style-name="T9">исходного кода утлыты <text:s/></text:span><text:span text:style-name="T11">mach_tester</text:span></text:p>
      <text:p text:style-name="P16"><text:span text:style-name="T11"><text:tab/></text:span><text:span text:style-name="T9">архивов средств разработки</text:span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3">версия документа <text:span text:style-name="T1">v</text:span>0.1</text:p>
      <text:p text:style-name="P16"><text:span text:style-name="T11">14</text:span><text:span text:style-name="T9">.1</text:span><text:span text:style-name="T11">2</text:span><text:span text:style-name="T9">.09 <text:s text:c="6"/>Чернов Сергей </text:span><text:span text:style-name="T11">aka Klen Santakheza, </text:span><text:a xlink:type="simple" xlink:href="mailto:klen_s@mail.ru"><text:span text:style-name="T9">klen_s@mail.ru</text:span></text:a></text:p>
      <text:p text:style-name="P1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7H13M45S</meta:editing-duration>
    <meta:editing-cycles>14</meta:editing-cycles>
    <meta:generator>OpenOffice.org/3.1$Win32 OpenOffice.org_project/310m19$Build-9420</meta:generator>
    <dc:date>2009-12-14T01:00:25.57</dc:date>
    <meta:document-statistic meta:table-count="0" meta:image-count="2" meta:object-count="0" meta:page-count="4" meta:paragraph-count="70" meta:word-count="641" meta:character-count="5545"/>
    <meta:user-defined meta:name="Info 1"/>
    <meta:user-defined meta:name="Info 2"/>
    <meta:user-defined meta:name="Info 3"/>
    <meta:user-defined meta:name="Info 4"/>
  </office:meta>
</office:document-meta>
</file>